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ontentsHeading" style:master-page-name="MP0" style:family="paragraph">
      <style:paragraph-properties fo:break-before="page"/>
    </style:style>
    <style:style style:name="T3" style:parent-style-name="Основнойшрифтабзаца" style:family="text">
      <style:text-properties fo:language="ru" fo:country="RU"/>
    </style:style>
    <style:style style:name="T4" style:parent-style-name="Основнойшрифтабзаца" style:family="text">
      <style:text-properties fo:language="ru" fo:country="RU"/>
    </style:style>
    <style:style style:name="P5" style:parent-style-name="Textbody" style:list-style-name="OrgBulletedList" style:family="paragraph">
      <style:text-properties fo:language="ru" fo:country="RU"/>
    </style:style>
    <style:style style:name="P6" style:parent-style-name="Textbody" style:list-style-name="OrgBulletedList" style:family="paragraph"/>
    <style:style style:name="P7" style:parent-style-name="Textbody" style:list-style-name="OrgBulletedList" style:family="paragraph"/>
    <style:style style:name="T8" style:parent-style-name="Bold" style:family="text">
      <style:text-properties fo:language="ru" fo:country="RU"/>
    </style:style>
    <style:style style:name="P9" style:parent-style-name="Textbody" style:list-style-name="OrgBulletedList" style:family="paragraph">
      <style:text-properties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P13" style:parent-style-name="Textbody" style:list-style-name="OrgBulletedList" style:family="paragraph"/>
    <style:style style:name="T14" style:parent-style-name="Bold" style:family="text">
      <style:text-properties fo:language="ru" fo:country="RU"/>
    </style:style>
    <style:style style:name="T15" style:parent-style-name="Bold" style:family="text">
      <style:text-properties fo:language="ru" fo:country="RU"/>
    </style:style>
    <style:style style:name="T16" style:parent-style-name="Bold" style:family="text">
      <style:text-properties fo:language="ru" fo:country="RU"/>
    </style:style>
    <style:style style:name="P17" style:parent-style-name="Textbody" style:list-style-name="OrgBulletedList" style:family="paragraph"/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T21" style:parent-style-name="Основнойшрифтабзаца" style:family="text">
      <style:text-properties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P27" style:parent-style-name="Textbody" style:list-style-name="OrgBulletedList" style:family="paragraph"/>
    <style:style style:name="P28" style:parent-style-name="Textbody" style:list-style-name="OrgBulletedList" style:family="paragraph"/>
    <style:style style:name="T29" style:parent-style-name="Основнойшрифтабзаца" style:family="text">
      <style:text-properties fo:language="ru" fo:country="RU"/>
    </style:style>
    <style:style style:name="P30" style:parent-style-name="Textbody" style:family="paragraph">
      <style:text-properties fo:language="ru" fo:country="RU"/>
    </style:style>
    <style:style style:name="P31" style:parent-style-name="Textbody" style:list-style-name="OrgBulletedList" style:family="paragraph"/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P36" style:parent-style-name="Textbody" style:list-style-name="OrgBulletedList" style:family="paragraph"/>
    <style:style style:name="P37" style:parent-style-name="Textbody" style:list-style-name="OrgBulletedList" style:family="paragraph"/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P41" style:parent-style-name="Textbody" style:list-style-name="OrgBulletedList" style:family="paragraph"/>
    <style:style style:name="P42" style:parent-style-name="Textbody" style:list-style-name="OrgBulletedList" style:family="paragraph"/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P46" style:parent-style-name="Textbody" style:list-style-name="OrgBulletedList" style:family="paragraph"/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Bold" style:family="text">
      <style:text-properties fo:language="ru" fo:country="RU"/>
    </style:style>
    <style:style style:name="T51" style:parent-style-name="Bold" style:family="text">
      <style:text-properties fo:language="ru" fo:country="RU"/>
    </style:style>
    <style:style style:name="T52" style:parent-style-name="Bold" style:family="text">
      <style:text-properties fo:language="ru" fo:country="RU"/>
    </style:style>
    <style:style style:name="P53" style:parent-style-name="Textbody" style:list-style-name="OrgBulletedList" style:family="paragraph"/>
    <style:style style:name="T54" style:parent-style-name="Bold" style:family="text">
      <style:text-properties fo:language="ru" fo:country="RU"/>
    </style:style>
    <style:style style:name="P55" style:parent-style-name="Textbody" style:list-style-name="OrgBulletedList" style:family="paragraph">
      <style:text-properties fo:language="ru" fo:country="RU"/>
    </style:style>
    <style:style style:name="P56" style:parent-style-name="Textbody" style:list-style-name="OrgBulletedList" style:family="paragraph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P67" style:parent-style-name="Textbody" style:list-style-name="OrgBulletedList" style:family="paragraph"/>
    <style:style style:name="P68" style:parent-style-name="Textbody" style:list-style-name="OrgBulletedList" style:family="paragraph"/>
    <style:style style:name="P69" style:parent-style-name="Textbody" style:list-style-name="OrgBulletedList" style:family="paragraph"/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P72" style:parent-style-name="Textbody" style:list-style-name="OrgBulletedList" style:family="paragraph"/>
    <style:style style:name="P73" style:parent-style-name="Textbody" style:list-style-name="OrgBulletedList" style:family="paragraph"/>
    <style:style style:name="P74" style:parent-style-name="Textbody" style:list-style-name="OrgBulletedList" style:family="paragraph"/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OrgCode" style:family="text">
      <style:text-properties fo:language="ru" fo:country="RU"/>
    </style:style>
    <style:style style:name="T78" style:parent-style-name="OrgCode" style:family="text">
      <style:text-properties fo:language="ru" fo:country="RU"/>
    </style:style>
    <style:style style:name="T79" style:parent-style-name="OrgCode" style:family="text">
      <style:text-properties fo:language="ru" fo:country="RU"/>
    </style:style>
    <style:style style:name="T80" style:parent-style-name="OrgCode" style:family="text">
      <style:text-properties fo:language="ru" fo:country="RU"/>
    </style:style>
    <style:style style:name="T81" style:parent-style-name="OrgCode" style:family="text">
      <style:text-properties fo:language="ru" fo:country="RU"/>
    </style:style>
    <style:style style:name="T82" style:parent-style-name="OrgCode" style:family="text">
      <style:text-properties fo:language="ru" fo:country="RU"/>
    </style:style>
    <style:style style:name="T83" style:parent-style-name="OrgCode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OrgCode" style:family="text">
      <style:text-properties fo:language="ru" fo:country="RU"/>
    </style:style>
    <style:style style:name="T90" style:parent-style-name="OrgCode" style:family="text">
      <style:text-properties fo:language="ru" fo:country="RU"/>
    </style:style>
    <style:style style:name="T91" style:parent-style-name="OrgCode" style:family="text">
      <style:text-properties fo:language="ru" fo:country="RU"/>
    </style:style>
    <style:style style:name="T92" style:parent-style-name="OrgCode" style:family="text">
      <style:text-properties fo:language="ru" fo:country="RU"/>
    </style:style>
    <style:style style:name="T93" style:parent-style-name="OrgCode" style:family="text">
      <style:text-properties fo:language="ru" fo:country="RU"/>
    </style:style>
    <style:style style:name="T94" style:parent-style-name="OrgCode" style:family="text">
      <style:text-properties fo:language="ru" fo:country="RU"/>
    </style:style>
    <style:style style:name="T95" style:parent-style-name="OrgCode" style:family="text">
      <style:text-properties fo:language="ru" fo:country="RU"/>
    </style:style>
    <style:style style:name="T96" style:parent-style-name="OrgCode" style:family="text">
      <style:text-properties fo:language="ru" fo:country="RU"/>
    </style:style>
    <style:style style:name="T97" style:parent-style-name="OrgCode" style:family="text">
      <style:text-properties fo:language="ru" fo:country="RU"/>
    </style:style>
    <style:style style:name="P98" style:parent-style-name="Textbody" style:family="paragraph">
      <style:text-properties fo:language="ru" fo:country="RU"/>
    </style:style>
    <style:style style:name="P99" style:parent-style-name="Textbody" style:list-style-name="OrgBulletedList" style:family="paragraph"/>
    <style:style style:name="P100" style:parent-style-name="Textbody" style:list-style-name="OrgBulletedList" style:family="paragraph"/>
    <style:style style:name="P101" style:parent-style-name="Textbody" style:list-style-name="OrgBulletedList" style:family="paragraph"/>
    <style:style style:name="P102" style:parent-style-name="Textbody" style:list-style-name="OrgBulletedList" style:family="paragraph"/>
    <style:style style:name="P103" style:parent-style-name="Textbody" style:list-style-name="OrgBulletedList" style:family="paragraph"/>
    <style:style style:name="P104" style:parent-style-name="Textbody" style:family="paragraph">
      <style:text-properties fo:language="ru" fo:country="RU"/>
    </style:style>
    <style:style style:name="P105" style:parent-style-name="Textbody" style:list-style-name="OrgBulletedList" style:family="paragraph"/>
    <style:style style:name="P106" style:parent-style-name="Textbody" style:list-style-name="OrgBulletedList" style:family="paragraph"/>
    <style:style style:name="P107" style:parent-style-name="Textbody" style:list-style-name="OrgBulletedList" style:family="paragraph"/>
    <style:style style:name="P108" style:parent-style-name="Textbody" style:list-style-name="OrgBulletedList" style:family="paragraph"/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P111" style:parent-style-name="Textbody" style:list-style-name="OrgBulletedList" style:family="paragraph"/>
    <style:style style:name="P112" style:parent-style-name="Textbody" style:list-style-name="OrgBulletedList" style:family="paragraph"/>
    <style:style style:name="P113" style:parent-style-name="Textbody" style:list-style-name="OrgBulletedList" style:family="paragraph"/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P117" style:parent-style-name="Textbody" style:list-style-name="OrgBulletedList" style:family="paragraph"/>
    <style:style style:name="P118" style:parent-style-name="Textbody" style:list-style-name="OrgBulletedList" style:family="paragraph"/>
    <style:style style:name="P119" style:parent-style-name="Textbody" style:list-style-name="OrgBulletedList" style:family="paragraph"/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P123" style:parent-style-name="Textbody" style:list-style-name="OrgBulletedList" style:family="paragraph"/>
    <style:style style:name="P124" style:parent-style-name="Textbody" style:list-style-name="OrgBulletedList" style:family="paragraph"/>
    <style:style style:name="P125" style:parent-style-name="Textbody" style:list-style-name="OrgBulletedList" style:family="paragraph"/>
    <style:style style:name="P126" style:parent-style-name="Textbody" style:list-style-name="OrgBulletedList" style:family="paragraph"/>
  </office:automatic-styles>
  <office:body>
    <office:text text:use-soft-page-breaks="true">
      <text:table-of-content text:name="_TOC0">
        <text:table-of-content-source text:outline-level="3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link-end/>
          </text:table-of-content-entry-template>
        </text:table-of-content-source>
        <text:index-body>
          <text:p text:style-name="P1">Содержание</text:p>
          <text:p text:style-name="Contents1"><text:a xlink:href="#orgf2a4bbe" office:target-frame-name="_top" xlink:show="replace">1. Тест</text:a></text:p>
          <text:p text:style-name="Contents2"><text:a xlink:href="#orgfaa7354" office:target-frame-name="_top" xlink:show="replace">1.1. Задание 1</text:a></text:p>
          <text:p text:style-name="Contents2"><text:a xlink:href="#orgd3ab37d" office:target-frame-name="_top" xlink:show="replace">1.2. Задание 2</text:a></text:p>
          <text:p text:style-name="Contents2"><text:a xlink:href="#orgcebfd2b" office:target-frame-name="_top" xlink:show="replace">1.3. Задание 3</text:a></text:p>
          <text:p text:style-name="Contents2"><text:a xlink:href="#org6466eba" office:target-frame-name="_top" xlink:show="replace">1.4. Задание 4</text:a></text:p>
          <text:p text:style-name="Contents2"><text:a xlink:href="#org854d43c" office:target-frame-name="_top" xlink:show="replace">1.5. Задание 5</text:a></text:p>
          <text:p text:style-name="Contents2"><text:a xlink:href="#org84419f2" office:target-frame-name="_top" xlink:show="replace">1.6. Задание 6</text:a></text:p>
          <text:p text:style-name="Contents2"><text:a xlink:href="#orge2708df" office:target-frame-name="_top" xlink:show="replace">1.7. Задание 7</text:a></text:p>
          <text:p text:style-name="Contents2"><text:a xlink:href="#org06efd3e" office:target-frame-name="_top" xlink:show="replace">1.8. Задание 8</text:a></text:p>
          <text:p text:style-name="Contents2"><text:a xlink:href="#org1b6504f" office:target-frame-name="_top" xlink:show="replace">1.9. Задание 9</text:a></text:p>
          <text:p text:style-name="Contents2"><text:a xlink:href="#org582a54d" office:target-frame-name="_top" xlink:show="replace">1.10.<text:s/>Задание 10</text:a></text:p>
          <text:p text:style-name="Contents2"><text:a xlink:href="#org27f221a" office:target-frame-name="_top" xlink:show="replace">1.11. Задание 11</text:a></text:p>
          <text:p text:style-name="Contents2"><text:a xlink:href="#orgf738375" office:target-frame-name="_top" xlink:show="replace">1.12. Задание 12</text:a></text:p>
          <text:p text:style-name="Contents2"><text:a xlink:href="#org8d5972a" office:target-frame-name="_top" xlink:show="replace">1.13. Задание 13</text:a></text:p>
        </text:index-body>
      </text:table-of-content>
      <text:h text:style-name="Заголовок1" text:outline-level="1"><text:bookmark-start text:name="orgf2a4bbe"/><text:bookmark-start text:name="OrgXref.orgf2a4bbe"/><text:bookmark-end text:name="orgf2a4bbe"/>Тест<text:bookmark-end text:name="OrgXref.orgf2a4bbe"/></text:h>
      <text:h text:style-name="Заголовок2" text:outline-level="2"><text:bookmark-start text:name="orgfaa7354"/><text:bookmark-start text:name="OrgXref.orgfaa7354"/><text:bookmark-end text:name="orgfaa7354"/>Задание 1<text:bookmark-end text:name="OrgXref.orgfaa7354"/></text:h>
      <text:p text:style-name="Textbody"><text:span text:style-name="T3">Выбери, в какой ситуации нужно провести<text:s/></text:span>UI<text:span text:style-name="T4">-тестирование.</text:span></text:p>
      <text:list text:style-name="OrgBulletedList">
        <text:list-item>
          <text:p text:style-name="P5">Перед тестированием всей системы проверить, что главная страница приложения открывается и пользователь может залогиниться</text:p>
        </text:list-item>
        <text:list-item>
          <text:p text:style-name="P6">Покрыть тестами отдельный метод</text:p>
        </text:list-item>
        <text:list-item>
          <text:p text:style-name="P7"><text:span text:style-name="T8">Проверить работу части приложения по одному сценарию с разными входными параметрами</text:span></text:p>
        </text:list-item>
        <text:list-item>
          <text:p text:style-name="P9">Проверить работу системы от начала до конца</text:p>
        </text:list-item>
      </text:list>
      <text:h text:style-name="Заголовок2" text:outline-level="2"><text:bookmark-start text:name="orgd3ab37d"/><text:bookmark-start text:name="OrgXref.orgd3ab37d"/><text:bookmark-end text:name="orgd3ab37d"/>Задание 2<text:bookmark-end text:name="OrgXref.orgd3ab37d"/></text:h>
      <text:p text:style-name="Textbody"><text:span text:style-name="T10">В какой ситуации можно использовать<text:s/></text:span>Selenium<text:span text:style-name="T11"><text:s/></text:span>WebDriver<text:span text:style-name="T12">?</text:span></text:p>
      <text:list text:style-name="OrgBulletedList">
        <text:list-item>
          <text:p text:style-name="P13"><text:span text:style-name="T14">Ввести поисковый запрос на сайте<text:s/></text:span><text:span text:style-name="Bold">yandex</text:span><text:span text:style-name="T15">.</text:span><text:span text:style-name="Bold">ru</text:span><text:span text:style-name="T16"><text:s/>и кликнуть по кнопке «Найти»</text:span></text:p>
        </text:list-item>
        <text:list-item>
          <text:p text:style-name="P17"><text:span text:style-name="T18">Отправить запрос на<text:s/></text:span>URL<text:span text:style-name="T19"><text:s/></text:span><text:a xlink:href="https://yandex.ru/" office:target-frame-name="_top" xlink:show="replace">https<text:span text:style-name="T20">://</text:span>yandex<text:span text:style-name="T21">.</text:span>ru<text:span text:style-name="T22">/</text:span></text:a><text:span text:style-name="T23"><text:s/></text:span>c<text:span text:style-name="T24"><text:s/>телом {"</text:span>name<text:span text:style-name="T25">": "</text:span>WebDriver<text:span text:style-name="T26">"}</text:span></text:p>
        </text:list-item>
        <text:list-item>
          <text:p text:style-name="P27">Открыть страницу yandex.ru</text:p>
        </text:list-item>
        <text:list-item>
          <text:p text:style-name="P28"><text:span text:style-name="T29">Заполнить форму регистрации на веб-странице и ввести<text:s/></text:span>CAPTCH</text:p>
        </text:list-item>
      </text:list>
      <text:h text:style-name="Заголовок2" text:outline-level="2"><text:bookmark-start text:name="orgcebfd2b"/><text:bookmark-start text:name="OrgXref.orgcebfd2b"/><text:bookmark-end text:name="orgcebfd2b"/>Задание 3<text:bookmark-end text:name="OrgXref.orgcebfd2b"/></text:h>
      <text:p text:style-name="P30">Отметь, что из этого верно.</text:p>
      <text:list text:style-name="OrgBulletedList">
        <text:list-item>
          <text:p text:style-name="P31"><text:span text:style-name="T32">Теги &lt;</text:span>h<text:span text:style-name="T33">1&gt;-&lt;</text:span>h<text:span text:style-name="T34">6&gt; нужны в любом<text:s/></text:span>HTML<text:span text:style-name="T35">-документе</text:span></text:p>
        </text:list-item>
        <text:list-item>
          <text:p text:style-name="P36"><text:span text:style-name="Bold">Самый корневой тег — &lt;html&gt;</text:span></text:p>
        </text:list-item>
        <text:list-item>
          <text:p text:style-name="P37"><text:span text:style-name="T38">Внутри тега &lt;</text:span>div<text:span text:style-name="T39">&gt; может находиться только текст, кото</text:span><text:span text:style-name="T40">рый будет отображен в этой секции</text:span></text:p>
        </text:list-item>
        <text:list-item>
          <text:p text:style-name="P41">Обязательный атрибут тега &lt;a&gt; — href</text:p>
        </text:list-item>
        <text:list-item>
          <text:p text:style-name="P42"><text:span text:style-name="T43">Тег &lt;</text:span>li<text:span text:style-name="T44">&gt; означает список, а &lt;</text:span>ul<text:span text:style-name="T45">&gt; элемент этого списка</text:span></text:p>
        </text:list-item>
        <text:list-item>
          <text:p text:style-name="P46"><text:span text:style-name="T47">Тег &lt;</text:span>head<text:span text:style-name="T48">&gt; отвечает за заголовки на<text:s/></text:span>HTML<text:span text:style-name="T49">-странице.<text:s/></text:span>Их видно пользователю</text:p>
        </text:list-item>
      </text:list>
      <text:p text:style-name="Textbody"><text:span text:style-name="T50">- Тег &lt;</text:span><text:span text:style-name="Bold">ul</text:span><text:span text:style-name="T51">&gt;</text:span><text:span text:style-name="T52"><text:s/>нужен, чтобы создать ненумерованный список</text:span></text:p>
      <text:h text:style-name="Заголовок2" text:outline-level="2"><text:bookmark-start text:name="org6466eba"/><text:bookmark-start text:name="OrgXref.org6466eba"/><text:bookmark-end text:name="org6466eba"/>Задание 4<text:bookmark-end text:name="OrgXref.org6466eba"/></text:h>
      <text:p text:style-name="Textbody">Что такое локатор?</text:p>
      <text:list text:style-name="OrgBulletedList">
        <text:list-item>
          <text:p text:style-name="P53"><text:span text:style-name="T54">Запрос, который помогает отыскать элемент на странице</text:span></text:p>
        </text:list-item>
        <text:list-item>
          <text:p text:style-name="P55">Модель, которая содержит все элементы страницы</text:p>
        </text:list-item>
        <text:list-item>
          <text:p text:style-name="P56">Драйвер браузера: через него можно передавать браузеру команды и имитировать<text:s/>действия пользователя</text:p>
        </text:list-item>
      </text:list>
      <text:h text:style-name="Заголовок2" text:outline-level="2"><text:bookmark-start text:name="org854d43c"/><text:bookmark-start text:name="OrgXref.org854d43c"/><text:bookmark-end text:name="org854d43c"/>Задание 5<text:bookmark-end text:name="OrgXref.org854d43c"/></text:h>
      <text:p text:style-name="Textbody"><text:span text:style-name="T57">Определи, какой элемент на странице возвратит<text:s/></text:span>XPath<text:span text:style-name="T58"><text:s/>$</text:span>x<text:span text:style-name="T59">("</text:span>html<text:span text:style-name="T60">/</text:span>body<text:span text:style-name="T61">/</text:span>div<text:span text:style-name="T62">/</text:span>div<text:span text:style-name="T63">/</text:span>header<text:span text:style-name="T64">/</text:span>div<text:span text:style-name="T65">/</text:span>p<text:span text:style-name="T66">").</text:span></text:p>
      <text:list text:style-name="OrgBulletedList">
        <text:list-item>
          <text:p text:style-name="P67">Кнопка «Выйти» в заголовке страницы</text:p>
        </text:list-item>
        <text:list-item>
          <text:p text:style-name="P68">Картинка с аватаром</text:p>
        </text:list-item>
        <text:list-item>
          <text:p text:style-name="P69"><text:span text:style-name="Bold">Элемент с электронным адресом пользователя</text:span></text:p>
        </text:list-item>
      </text:list>
      <text:h text:style-name="Заголовок2" text:outline-level="2"><text:bookmark-start text:name="org84419f2"/><text:bookmark-start text:name="OrgXref.org84419f2"/><text:bookmark-end text:name="org84419f2"/>Задание 6<text:bookmark-end text:name="OrgXref.org84419f2"/></text:h>
      <text:p text:style-name="Textbody"><text:span text:style-name="T70">Определи, какой<text:s/></text:span>XPath<text:span text:style-name="T71"><text:s/>соответствует кнопке «+» в правом углу.<text:s/></text:span>Она добавляет новое место.</text:p>
      <text:list text:style-name="OrgBulletedList">
        <text:list-item>
          <text:p text:style-name="P72"><text:span text:style-name="Bold">$x("body/div/div/main/section/button")</text:span></text:p>
        </text:list-item>
        <text:list-item>
          <text:p text:style-name="P73"><text:span text:style-name="OrgCode">$x("html/body/div/div/main/section/button")</text:span></text:p>
        </text:list-item>
        <text:list-item>
          <text:p text:style-name="P74"><text:span text:style-name="OrgCode">$x("body/div/div/main/section/div/button")</text:span></text:p>
        </text:list-item>
      </text:list>
      <text:h text:style-name="Заголовок2" text:outline-level="2"><text:bookmark-start text:name="orge2708df"/><text:bookmark-start text:name="OrgXref.orge2708df"/><text:bookmark-end text:name="orge2708df"/>Задание 7<text:bookmark-end text:name="OrgXref.orge2708df"/></text:h>
      <text:p text:style-name="Textbody">Дополни XPath — $x("html/body/div"): уточни<text:s/>атрибут id.<text:s/><text:span text:style-name="T75">Для него это<text:s/></text:span>root<text:span text:style-name="T76">. В ответе напиши полный<text:s/></text:span>XPath</text:p>
      <text:p text:style-name="Textbody"><text:span text:style-name="T77">$</text:span><text:span text:style-name="OrgCode">x</text:span><text:span text:style-name="T78">("</text:span><text:span text:style-name="OrgCode">html</text:span><text:span text:style-name="T79">/</text:span><text:span text:style-name="OrgCode">body</text:span><text:span text:style-name="T80">/</text:span><text:span text:style-name="OrgCode">div</text:span><text:span text:style-name="T81">[@</text:span><text:span text:style-name="OrgCode">id</text:span><text:span text:style-name="T82">=’</text:span><text:span text:style-name="OrgCode">root</text:span><text:span text:style-name="T83">’]")</text:span></text:p>
      <text:h text:style-name="Заголовок2" text:outline-level="2"><text:bookmark-start text:name="org06efd3e"/><text:bookmark-start text:name="OrgXref.org06efd3e"/><text:bookmark-end text:name="org06efd3e"/>Задание 8<text:bookmark-end text:name="OrgXref.org06efd3e"/></text:h>
      <text:p text:style-name="Textbody"><text:span text:style-name="T84">Напиши<text:s/></text:span>XPath<text:span text:style-name="T85"><text:s/>ко второму элементу<text:s/></text:span>section<text:span text:style-name="T86">. Укажи значение для атрибута<text:s/></text:span>class<text:span text:style-name="T87">. В ответе напиши полный<text:s/></text:span>XPath<text:span text:style-name="T88">.</text:span></text:p>
      <text:p text:style-name="Textbody"><text:span text:style-name="T89">$</text:span><text:span text:style-name="OrgCode">x</text:span><text:span text:style-name="T90">("</text:span><text:span text:style-name="OrgCode">html</text:span><text:span text:style-name="T91">/</text:span><text:span text:style-name="OrgCode">body</text:span><text:span text:style-name="T92">/</text:span><text:span text:style-name="OrgCode">main</text:span><text:span text:style-name="T93">/</text:span><text:span text:style-name="OrgCode">section</text:span><text:span text:style-name="T94">[@</text:span><text:span text:style-name="OrgCode">class</text:span><text:span text:style-name="T95">=</text:span><text:span text:style-name="OrgCode">elements</text:span><text:span text:style-name="T96">-</text:span><text:span text:style-name="OrgCode">container</text:span><text:span text:style-name="T97">']")</text:span></text:p>
      <text:h text:style-name="Заголовок2" text:outline-level="2"><text:bookmark-start text:name="org1b6504f"/><text:bookmark-start text:name="OrgXref.org1b6504f"/><text:bookmark-end text:name="org1b6504f"/>Задание 9<text:bookmark-end text:name="OrgXref.org1b6504f"/></text:h>
      <text:p text:style-name="P98">Что из этого может быть узлом?</text:p>
      <text:list text:style-name="OrgBulletedList">
        <text:list-item>
          <text:p text:style-name="P99"><text:span text:style-name="Bold">Одиночный тег</text:span></text:p>
        </text:list-item>
        <text:list-item>
          <text:p text:style-name="P100"><text:span text:style-name="Bold">Парный тег</text:span></text:p>
        </text:list-item>
        <text:list-item>
          <text:p text:style-name="P101">Текст</text:p>
        </text:list-item>
        <text:list-item>
          <text:p text:style-name="P102"><text:span text:style-name="Bold">HTML-комментарий</text:span></text:p>
        </text:list-item>
        <text:list-item>
          <text:p text:style-name="P103">Атрибут элемента</text:p>
        </text:list-item>
      </text:list>
      <text:h text:style-name="Заголовок2" text:outline-level="2"><text:bookmark-start text:name="org582a54d"/><text:bookmark-start text:name="OrgXref.org582a54d"/><text:bookmark-end text:name="org582a54d"/>а<text:soft-page-break/>дание 10<text:bookmark-end text:name="OrgXref.org582a54d"/></text:h>
      <text:p text:style-name="P104">Выбери путь к узлу, который отвечает за ненумерованный список картинок.</text:p>
      <text:list text:style-name="OrgBulletedList">
        <text:list-item>
          <text:p text:style-name="P105">$x("html/body/div/div/main/section[@class='profile page_​section']/ul")</text:p>
        </text:list-item>
        <text:list-item>
          <text:p text:style-name="P106">$x("html/body/div/div/main/section[@class='places page​​_section']/ul")</text:p>
        </text:list-item>
        <text:list-item>
          <text:p text:style-name="P107">$x("html/body/div/div/main/section[@class='places page_​section']/ul/li")</text:p>
        </text:list-item>
        <text:list-item>
          <text:p text:style-name="P108">$x("body/div/div/main/section[@class='places page_​section']/ul")</text:p>
        </text:list-item>
      </text:list>
      <text:h text:style-name="Заголовок2" text:outline-level="2"><text:bookmark-start text:name="org27f221a"/><text:bookmark-start text:name="OrgXref.org27f221a"/><text:bookmark-end text:name="org27f221a"/>Задание 11<text:bookmark-end text:name="OrgXref.org27f221a"/></text:h>
      <text:p text:style-name="Textbody"><text:span text:style-name="T109">Что нужно дописать к<text:s/></text:span>XPath<text:span text:style-name="T110">, чтобы в итоге получить текстовый узел?</text:span></text:p>
      <text:list text:style-name="OrgBulletedList">
        <text:list-item>
          <text:p text:style-name="P111"><text:span text:style-name="Bold">text()</text:span></text:p>
        </text:list-item>
        <text:list-item>
          <text:p text:style-name="P112">comment()</text:p>
        </text:list-item>
        <text:list-item>
          <text:p text:style-name="P113">node()</text:p>
        </text:list-item>
      </text:list>
      <text:h text:style-name="Заголовок2" text:outline-level="2"><text:bookmark-start text:name="orgf738375"/><text:bookmark-start text:name="OrgXref.orgf738375"/><text:bookmark-end text:name="orgf738375"/>Задание 12<text:bookmark-end text:name="OrgXref.orgf738375"/></text:h>
      <text:p text:style-name="Textbody"><text:span text:style-name="T114">Выбери правильный<text:s/></text:span>XPath<text:span text:style-name="T115"><text:s/>для нахождения второго элемента с тегом<text:s/></text:span>section<text:span text:style-name="T116">:</text:span></text:p>
      <text:list text:style-name="OrgBulletedList">
        <text:list-item>
          <text:p text:style-name="P117">$x("html/body/div/div/main/section[@class='profile page​_​_section']")</text:p>
        </text:list-item>
        <text:list-item>
          <text:p text:style-name="P118"><text:span text:style-name="Bold">$x("html/body/div/div/main/section[@class='places page_​_section']")</text:span></text:p>
        </text:list-item>
        <text:list-item>
          <text:p text:style-name="P119">$x("html/body/div/div/main/section[class='places page_​_section']")</text:p>
        </text:list-item>
      </text:list>
      <text:h text:style-name="Заголовок2" text:outline-level="2"><text:bookmark-start text:name="org8d5972a"/><text:bookmark-start text:name="OrgXref.org8d5972a"/><text:bookmark-end text:name="org8d5972a"/>Задание 13<text:bookmark-end text:name="OrgXref.org8d5972a"/></text:h>
      <text:p text:style-name="Textbody"><text:span text:style-name="T120">На странице<text:s/></text:span>Mesto<text:span text:style-name="T121"><text:s/>найди кно</text:span><text:span text:style-name="T122">пку для выхода из зарегистрированного пользователя.<text:s/></text:span>Определи её value и text.</text:p>
      <text:list text:style-name="OrgBulletedList">
        <text:list-item>
          <text:p text:style-name="P123">value — 0, text — «Выйти»</text:p>
        </text:list-item>
        <text:list-item>
          <text:p text:style-name="P124">value нет, text — logou​t​_header</text:p>
        </text:list-item>
        <text:list-item>
          <text:p text:style-name="P125">value нет, text — «Выйти»</text:p>
        </text:list-item>
        <text:list-item>
          <text:p text:style-name="P126">value — 1, text — logou​t​_header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3" style:display-name="Заголовок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Заголовок7" style:display-name="Заголовок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Заголовок8" style:display-name="Заголовок 8" style:family="paragraph" style:parent-style-name="Heading" style:next-style-name="Textbody" style:default-outline-level="8">
      <style:text-properties fo:font-weight="bold" style:font-weight-asian="bold" style:font-weight-complex="bold" fo:hyphenate="false"/>
    </style:style>
    <style:style style:name="Заголовок9" style:display-name="Заголовок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rgOutline" style:display-name="OrgOutline">
      <text:list-level-style-number text:level="1" style:num-suffix=".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.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.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.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.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>
        <style:tab-stops>
          <style:tab-stop style:type="right" style:position="6.693in"/>
        </style:tab-stops>
      </style:paragraph-properties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_20_1_unnumbered" style:display-name="Heading_20_1_unnumbered" style:family="paragraph" style:parent-style-name="Заголовок1" style:default-outline-level="1">
      <style:text-properties fo:hyphenate="false"/>
    </style:style>
    <style:style style:name="Heading_20_2_unnumbered" style:display-name="Heading_20_2_unnumbered" style:family="paragraph" style:parent-style-name="Заголовок2" style:default-outline-level="2">
      <style:text-properties fo:hyphenate="false"/>
    </style:style>
    <style:style style:name="Heading_20_3_unnumbered" style:display-name="Heading_20_3_unnumbered" style:family="paragraph" style:parent-style-name="Заголовок3" style:default-outline-level="3">
      <style:text-properties fo:hyphenate="false"/>
    </style:style>
    <style:style style:name="Heading_20_4_unnumbered" style:display-name="Heading_20_4_unnumbered" style:family="paragraph" style:parent-style-name="Заголовок4" style:default-outline-level="4">
      <style:text-properties fo:hyphenate="false"/>
    </style:style>
    <style:style style:name="Heading_20_5_unnumbered" style:display-name="Heading_20_5_unnumbered" style:family="paragraph" style:parent-style-name="Заголовок5" style:default-outline-level="5">
      <style:text-properties fo:hyphenate="false"/>
    </style:style>
    <style:style style:name="Heading_20_6_unnumbered" style:display-name="Heading_20_6_unnumbered" style:family="paragraph" style:parent-style-name="Заголовок6" style:default-outline-level="6">
      <style:text-properties fo:hyphenate="false"/>
    </style:style>
    <style:style style:name="Heading_20_7_unnumbered" style:display-name="Heading_20_7_unnumbered" style:family="paragraph" style:parent-style-name="Заголовок7" style:default-outline-level="7">
      <style:text-properties fo:hyphenate="false"/>
    </style:style>
    <style:style style:name="Heading_20_8_unnumbered" style:display-name="Heading_20_8_unnumbered" style:family="paragraph" style:parent-style-name="Заголовок8" style:default-outline-level="8">
      <style:text-properties fo:hyphenate="false"/>
    </style:style>
    <style:style style:name="Heading_20_9_unnumbered" style:display-name="Heading_20_9_unnumbered" style:family="paragraph" style:parent-style-name="Заголовок9" style:default-outline-level="9">
      <style:text-properties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Heading_20_10_unnumbered" style:display-name="Heading_20_10_unnumbered" style:family="paragraph" style:parent-style-name="Heading10">
      <style:text-properties fo:hyphenate="false"/>
    </style:style>
    <style:style style:name="Heading1.title" style:display-name="Heading 1.title" style:family="paragraph" style:parent-style-name="Заголовок1" style:default-outline-level="1">
      <style:paragraph-properties fo:text-align="center"/>
      <style:text-properties fo:hyphenate="false"/>
    </style:style>
    <style:style style:name="Название" style:display-name="Название" style:family="paragraph" style:parent-style-name="Heading" style:next-style-name="Подзаголовок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OrgTitle" style:display-name="OrgTitle" style:family="paragraph" style:parent-style-name="Название">
      <style:paragraph-properties fo:margin-top="0in" fo:margin-bottom="0in"/>
      <style:text-properties fo:font-size="24pt" style:font-size-asian="24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OrgSubtitle" style:display-name="OrgSubtitle" style:family="paragraph" style:parent-style-name="Подзаголовок">
      <style:paragraph-properties fo:margin-top="0in" fo:margin-bottom="0in"/>
      <style:text-properties fo:font-size="20pt" style:font-size-asian="20pt"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Hangingindent" style:display-name="Hanging indent" style:family="paragraph" style:parent-style-name="Textbody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Приветствие" style:display-name="Приветствие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OrgFootnoteQuotations" style:display-name="OrgFootnoteQuotations" style:family="paragraph" style:parent-style-name="Footnote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OrgVerse" style:display-name="OrgVerse" style:family="paragraph" style:parent-style-name="PreformattedText">
      <style:text-properties fo:hyphenate="false"/>
    </style:style>
    <style:style style:name="OrgClock" style:display-name="OrgClock" style:family="paragraph" style:parent-style-name="Textbody">
      <style:paragraph-properties fo:margin-bottom="0in"/>
      <style:text-properties fo:hyphenate="false"/>
    </style:style>
    <style:style style:name="OrgClockLastLine" style:display-name="OrgClockLastLine" style:family="paragraph" style:parent-style-name="OrgClock">
      <style:text-properties fo:hyphenate="false"/>
    </style:style>
    <style:style style:name="OrgPlanning" style:display-name="OrgPlanning" style:family="paragraph" style:parent-style-name="Textbody">
      <style:text-properties fo:hyphenate="false"/>
    </style:style>
    <style:style style:name="OrgFixedWidthBlock" style:display-name="OrgFixedWidthBlock" style:family="paragraph" style:parent-style-name="PreformattedText">
      <style:paragraph-properties fo:border="0.0034in solid #000000" fo:padding="0.0138in" style:shadow="none" fo:background-color="#C0C0C0"/>
      <style:text-properties fo:hyphenate="false"/>
    </style:style>
    <style:style style:name="OrgFixedWidthBlockLastLine" style:display-name="OrgFixedWidthBlockLastLine" style:family="paragraph" style:parent-style-name="OrgFixedWidthBlock">
      <style:paragraph-properties fo:margin-bottom="0.0826in"/>
      <style:text-properties fo:hyphenate="false"/>
    </style:style>
    <style:style style:name="OrgSrcBlockLastLine" style:display-name="OrgSrcBlockLastLine" style:family="paragraph">
      <style:paragraph-properties fo:margin-bottom="0.0826in"/>
      <style:text-properties fo:hyphenate="false"/>
    </style:style>
    <style:style style:name="OrgCenter" style:display-name="OrgCenter" style:family="paragraph" style:parent-style-name="Textbody">
      <style:paragraph-properties fo:text-align="center"/>
      <style:text-properties fo:hyphenate="false"/>
    </style:style>
    <style:style style:name="OrgFootnoteCenter" style:display-name="OrgFootnoteCenter" style:family="paragraph" style:parent-style-name="Footnote">
      <style:paragraph-properties fo:text-align="center"/>
      <style:text-properties fo:hyphenate="false"/>
    </style:style>
    <style:style style:name="OrgTableContents" style:display-name="OrgTableContents" style:family="paragraph" style:parent-style-name="Textbody">
      <style:text-properties fo:hyphenate="false"/>
    </style:style>
    <style:style style:name="OrgTableHeading" style:display-name="OrgTableHeading" style:family="paragraph" style:parent-style-name="OrgTableContents">
      <style:paragraph-properties text:number-lines="false" fo:text-align="center"/>
      <style:text-properties fo:font-weight="bold" style:font-weight-asian="bold" style:font-weight-complex="bold" fo:hyphenate="false"/>
    </style:style>
    <style:style style:name="OrgTableHeadingLeft" style:display-name="OrgTableHeadingLeft" style:family="paragraph" style:parent-style-name="OrgTableHeading">
      <style:paragraph-properties fo:text-align="start"/>
      <style:text-properties fo:hyphenate="false"/>
    </style:style>
    <style:style style:name="OrgTableHeadingRight" style:display-name="OrgTableHeadingRight" style:family="paragraph" style:parent-style-name="OrgTableHeading">
      <style:paragraph-properties fo:text-align="end"/>
      <style:text-properties fo:hyphenate="false"/>
    </style:style>
    <style:style style:name="OrgTableHeadingCenter" style:display-name="OrgTableHeadingCenter" style:family="paragraph" style:parent-style-name="OrgTableHeading">
      <style:text-properties fo:hyphenate="false"/>
    </style:style>
    <style:style style:name="OrgTableContentsLeft" style:display-name="OrgTableContentsLeft" style:family="paragraph" style:parent-style-name="OrgTableContents">
      <style:text-properties fo:hyphenate="false"/>
    </style:style>
    <style:style style:name="OrgTableContentsRight" style:display-name="OrgTableContentsRight" style:family="paragraph" style:parent-style-name="OrgTableContents">
      <style:paragraph-properties fo:text-align="end"/>
      <style:text-properties fo:hyphenate="false"/>
    </style:style>
    <style:style style:name="OrgTableContentsCenter" style:display-name="OrgTableContentsCenter" style:family="paragraph" style:parent-style-name="OrgTableContents">
      <style:paragraph-properties fo:text-align="center"/>
      <style:text-properties fo:hyphenate="false"/>
    </style:style>
    <style:style style:name="Textbodybold" style:display-name="Text body bold" style:family="paragraph" style:parent-style-name="Textbody" style:next-style-name="Textbody">
      <style:text-properties fo:font-weight="bold" style:font-weight-asian="bold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IllustrationIndexHeading" style:display-name="Illustration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" style:display-name="Table" style:family="paragraph" style:parent-style-name="Названиеобъекта">
      <style:paragraph-properties fo:text-align="center"/>
      <style:text-properties fo:hyphenate="false"/>
    </style:style>
    <style:style style:name="Listing" style:display-name="Listing" style:family="paragraph" style:parent-style-name="Названиеобъекта">
      <style:paragraph-properties fo:keep-with-next="always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0826in"/>
      <style:text-properties fo:font-size="6pt" style:font-size-asian="6pt" style:font-size-complex="6pt" fo:hyphenate="false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Underline" style:display-name="Underline" style:family="text">
      <style:text-properties fo:background-color="transparent" style:text-underline-type="single" style:text-underline-style="solid" style:text-underline-width="auto" style:text-underline-mode="continuous" style:text-underline-color="font-color"/>
    </style:style>
    <style:style style:name="Strikethrough" style:display-name="Strikethrough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SourceText" style:display-name="Source Text" style:family="text">
      <style:text-properties style:font-name="Courier New" style:font-name-asian="NSimSun" style:font-name-complex="Courier New" fo:background-color="transparent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Example" style:display-name="Example" style:family="text">
      <style:text-properties style:font-name="Courier New" style:font-name-asian="NSimSun" style:font-name-complex="Courier New" fo:background-color="transparent"/>
    </style:style>
    <style:style style:name="OrgCode" style:display-name="OrgCode" style:family="text" style:parent-style-name="SourceText">
      <style:text-properties style:font-name="Courier New" style:font-name-asian="NSimSun" style:font-name-complex="Courier New" fo:background-color="transparent"/>
    </style:style>
    <style:style style:name="OrgTodo" style:display-name="OrgTodo" style:family="text"/>
    <style:style style:name="OrgDone" style:display-name="OrgDone" style:family="text"/>
    <style:style style:name="OrgTag" style:display-name="OrgTag" style:family="text">
      <style:text-properties fo:font-variant="small-caps" fo:background-color="transparent"/>
    </style:style>
    <style:style style:name="OrgTags" style:display-name="OrgTags" style:family="text"/>
    <style:style style:name="OrgPriority" style:display-name="OrgPriority" style:family="text"/>
    <style:style style:name="OrgPriority-A" style:display-name="OrgPriority-A" style:family="text" style:parent-style-name="OrgPriority"/>
    <style:style style:name="OrgPriority-B" style:display-name="OrgPriority-B" style:family="text" style:parent-style-name="OrgPriority"/>
    <style:style style:name="OrgPriority-C" style:display-name="OrgPriority-C" style:family="text" style:parent-style-name="OrgPriority"/>
    <style:style style:name="OrgTimestamp" style:display-name="OrgTimestamp" style:family="text">
      <style:text-properties style:font-name="Courier New" style:font-name-asian="NSimSun" style:font-name-complex="Courier New" fo:background-color="transparent"/>
    </style:style>
    <style:style style:name="OrgActiveTimestamp" style:display-name="OrgActiveTimestamp" style:family="text" style:parent-style-name="OrgTimestamp">
      <style:text-properties style:font-name="Courier New" style:font-name-asian="NSimSun" style:font-name-complex="Courier New" fo:background-color="transparent"/>
    </style:style>
    <style:style style:name="OrgInactiveTimestamp" style:display-name="OrgInactiveTimestamp" style:family="text" style:parent-style-name="OrgTimestamp">
      <style:text-properties style:font-name="Courier New" style:font-name-asian="NSimSun" style:font-name-complex="Courier New" fo:background-color="transparent"/>
    </style:style>
    <style:style style:name="OrgTimestampKeyword" style:display-name="OrgTimestampKeyword" style:family="text">
      <style:text-properties fo:font-weight="bold" style:font-weight-asian="bold" style:use-window-font-color="true"/>
    </style:style>
    <style:style style:name="OrgScheduledKeyword" style:display-name="OrgScheduledKeyword" style:family="text" style:parent-style-name="OrgTimestampKeyword">
      <style:text-properties fo:font-weight="bold" style:font-weight-asian="bold" style:use-window-font-color="true"/>
    </style:style>
    <style:style style:name="OrgDeadlineKeyword" style:display-name="OrgDeadlineKeyword" style:family="text" style:parent-style-name="OrgTimestampKeyword">
      <style:text-properties fo:font-weight="bold" style:font-weight-asian="bold" style:use-window-font-color="true"/>
    </style:style>
    <style:style style:name="OrgClockKeyword" style:display-name="OrgClockKeyword" style:family="text" style:parent-style-name="OrgTimestampKeyword">
      <style:text-properties fo:font-weight="bold" style:font-weight-asian="bold" style:use-window-font-color="true"/>
    </style:style>
    <style:style style:name="OrgClosedKeyword" style:display-name="OrgClosedKeyword" style:family="text" style:parent-style-name="OrgTimestampKeyword">
      <style:text-properties fo:font-weight="bold" style:font-weight-asian="bold" style:use-window-font-color="true"/>
    </style:style>
    <style:style style:name="OrgTimestampWrapper" style:display-name="OrgTimestampWrapper" style:family="text"/>
    <style:style style:name="OrgTarget" style:display-name="OrgTarget" style:family="text"/>
    <style:style style:name="Bold" style:display-name="Bold" style:family="text">
      <style:text-properties fo:font-weight="bold" style:font-weight-asian="bold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OrgSuperscript" style:display-name="OrgSuperscript" style:family="text">
      <style:text-properties style:text-position="super 66.6%"/>
    </style:style>
    <style:style style:name="OrgSubscript" style:display-name="OrgSubscript" style:family="text">
      <style:text-properties style:text-position="sub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OrgInlineTaskHeading" style:display-name="OrgInlineTaskHeading" style:family="paragraph" style:parent-style-name="Названиеобъекта" style:next-style-name="Textbody">
      <style:text-properties fo:font-weight="bold" style:font-weight-asian="bold" fo:font-style="normal" style:font-style-asian="normal" fo:hyphenate="false"/>
    </style:style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="OpenSymbol"/>
    </style:style>
    <style:style style:name="WW_CharLFO3LVL5" style:family="text">
      <style:text-properties style:font-name="OpenSymbol"/>
    </style:style>
    <style:style style:name="WW_CharLFO3LVL6" style:family="text">
      <style:text-properties style:font-name="OpenSymbol"/>
    </style:style>
    <style:style style:name="WW_CharLFO3LVL7" style:family="text">
      <style:text-properties style:font-name="OpenSymbol"/>
    </style:style>
    <style:style style:name="WW_CharLFO3LVL8" style:family="text">
      <style:text-properties style:font-name="OpenSymbol"/>
    </style:style>
    <style:style style:name="WW_CharLFO3LVL9" style:family="text">
      <style:text-properties style:font-name="OpenSymbol"/>
    </style:style>
    <text:list-style style:name="List1" style:display-name="List 1">
      <text:list-level-style-bullet text:level="1" text:style-name="WW_CharLFO3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OrgNumberedList" style:display-name="OrgNumbered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OrgBulletedList" style:display-name="OrgBulletedList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OrgDescriptionList" style:display-name="OrgDescriptionList">
      <text:list-level-style-number text:level="1" style:num-format="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format="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4" style:num-format="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5" style:num-format="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6" style:num-format="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7" style:num-format="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8" style:num-format="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9" style:num-format="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</text:list-style>
    <text:list-style style:name="OrgSrcBlockNumberedLine" style:display-name="OrgSrcBlockNumberedLine">
      <text:list-level-style-number text:level="1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fo:text-align="end"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.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.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.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suffix=".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suffix=".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suffix=".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suffix=".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2" style:parent-style-name="Обычный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/>
    <dc:creator>Учетная запись Майкрософт</dc:creator>
    <meta:creation-date>2022-11-12T10:48:00Z</meta:creation-date>
    <dc:date>2022-11-12T07:49:00Z</dc:date>
    <meta:template xlink:href="Normal.dotm" xlink:type="simple"/>
    <meta:editing-cycles>2</meta:editing-cycles>
    <meta:editing-duration>PT60S</meta:editing-duration>
    <meta:document-statistic meta:page-count="3" meta:paragraph-count="7" meta:word-count="573" meta:character-count="3833" meta:row-count="27" meta:non-whitespace-character-count="3267"/>
  </office:meta>
</office:document-meta>
</file>